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ccccc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3.175cm" svg:x="2.905cm" svg:y="6.08cm">
          <text:p text:style-name="P1"><text:span text:style-name="T1">DAE Tools </text:span><text:span text:style-name="T2">Project</text:span></text:p>
          <text:p text:style-name="P1"><text:span text:style-name="T3">Model the world freely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ragan Nikolic</meta:initial-creator>
    <meta:creation-date>2010-08-21T21:40:30</meta:creation-date>
    <dc:date>2010-08-21T21:43:42</dc:date>
    <dc:creator>Dragan Nikolic</dc:creator>
    <meta:editing-duration>PT00H03M14S</meta:editing-duration>
    <meta:editing-cycles>1</meta:editing-cycles>
    <meta:document-statistic meta:object-count="1"/>
    <meta:generator>OpenOffice.org/3.2$Unix OpenOffice.org_project/320m12$Build-9483</meta:generator>
  </office:meta>
</office:document-meta>
</file>